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opacity="100%" draw:textarea-horizontal-align="justify" draw:textarea-vertical-align="top" draw:auto-grow-height="false" fo:min-height="5.465cm" fo:min-width="7.755cm"/>
      <style:paragraph-properties style:writing-mode="lr-tb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  <style:paragraph-properties style:writing-mode="lr-tb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  <style:paragraph-properties style:writing-mode="lr-tb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885cm" fo:min-width="1.406cm"/>
      <style:paragraph-properties style:writing-mode="lr-tb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  <style:paragraph-properties style:writing-mode="lr-tb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  <style:paragraph-properties style:writing-mode="lr-tb"/>
    </style:style>
    <style:style style:name="gr7" style:family="graphic" style:parent-style-name="standard">
      <style:graphic-properties draw:fill-color="#dddddd" draw:textarea-horizontal-align="justify" draw:textarea-vertical-align="top" draw:auto-grow-height="false" fo:min-height="2.29cm" fo:min-width="4.58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  <style:paragraph-properties style:writing-mode="lr-tb"/>
    </style:style>
    <style:style style:name="gr10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11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  <style:paragraph-properties style:writing-mode="lr-tb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  <style:paragraph-properties style:writing-mode="lr-tb"/>
    </style:style>
    <style:style style:name="gr13" style:family="graphic" style:parent-style-name="standard">
      <style:graphic-properties draw:fill-color="#fff9ae" draw:textarea-horizontal-align="justify" draw:textarea-vertical-align="top" draw:auto-grow-height="false" fo:min-height="0.512cm" fo:min-width="3.31cm"/>
      <style:paragraph-properties style:writing-mode="lr-tb"/>
    </style:style>
    <style:style style:name="gr14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5cm" svg:height="5.715cm" svg:x="1cm" svg:y="10.525cm">
          <text:p text:style-name="P1"><text:span text:style-name="T1">Replicated docker contain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4.064cm" svg:x="7.35cm" svg:y="1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08cm" svg:height="2.54cm" svg:x="7.35cm" svg:y="7.35cm">
          <text:p text:style-name="P1"><text:span text:style-name="T1">Docker container:</text:span></text:p>
          <text:p text:style-name="P1"><text:span text:style-name="T1">bitnami/zookeep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7.35cm">
          <text:p text:style-name="P1"><text:span text:style-name="T1">Docker container:</text:span></text:p>
          <text:p text:style-name="P1"><text:span text:style-name="T1">bitnami/kafk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4.175cm">
          <text:p text:style-name="P1"><text:span text:style-name="T1">Docker container:</text:span><text:span text:style-name="T1"><text:line-break/></text:span><text:span text:style-name="T1">senzing/stream-produc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16.875cm">
          <text:p text:style-name="P1"><text:span text:style-name="T1">Docker container:</text:span></text:p>
          <text:p text:style-name="P1"><text:span text:style-name="T1">ibmcom/db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20.05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3.667cm" svg:y="11.203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2.524cm" svg:y="12.239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.391cm" svg:y="13.207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905cm" svg:height="1.816cm" svg:x="3.794cm" svg:y="17.318cm">
          <text:p text:style-name="P4"><text:span text:style-name="T2">db2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6" draw:layer="layout" svg:width="4.445cm" svg:height="0.762cm" svg:x="1.262cm" svg:y="5.478cm">
          <text:p text:style-name="P4"><text:span text:style-name="T2">stream-producer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445cm" svg:height="1.09cm" svg:x="1.632cm" svg:y="14.308cm">
          <text:p text:style-name="P4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5.08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2.778cm" svg:x2="5.318cm" svg:y2="5.445cm">
          <text:p/>
        </draw:line>
        <draw:line draw:style-name="gr8" draw:text-style-name="P8" draw:layer="layout" svg:x1="5.321cm" svg:y1="6.342cm" svg:x2="5.318cm" svg:y2="8.493cm">
          <text:p/>
        </draw:line>
        <draw:custom-shape draw:style-name="gr9" draw:text-style-name="P9" draw:layer="layout" svg:width="4.445cm" svg:height="0.762cm" svg:x="1.362cm" svg:y="8.643cm">
          <text:p text:style-name="P4"><text:span text:style-name="T2">kafka</text:span></text:p>
          <draw:enhanced-geometry svg:viewBox="0 0 21600 21600" draw:type="rectangle" draw:enhanced-path="M 0 0 L 21600 0 21600 21600 0 21600 0 0 Z N"/>
        </draw:custom-shape>
        <draw:line draw:style-name="gr10" draw:text-style-name="P8" draw:layer="layout" svg:x1="5.709cm" svg:y1="9.128cm" svg:x2="7.604cm" svg:y2="9.128cm">
          <text:p/>
        </draw:line>
        <draw:custom-shape draw:style-name="gr9" draw:text-style-name="P9" draw:layer="layout" svg:width="4.445cm" svg:height="0.762cm" svg:x="7.662cm" svg:y="8.643cm">
          <text:p text:style-name="P4"><text:span text:style-name="T2">zookeeper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9cm" svg:y1="9.442cm" svg:x2="5.318cm" svg:y2="14.208cm">
          <text:p/>
        </draw:line>
        <draw:line draw:style-name="gr8" draw:text-style-name="P8" draw:layer="layout" svg:x1="5.318cm" svg:y1="15.383cm" svg:x2="5.318cm" svg:y2="17.637cm">
          <text:p/>
        </draw:line>
        <draw:custom-shape draw:style-name="gr11" draw:text-style-name="P6" draw:layer="layout" svg:width="3.81cm" svg:height="0.762cm" svg:x="7.904cm" svg:y="2.878cm">
          <text:p text:style-name="P4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3.81cm" svg:height="0.762cm" svg:x="7.904cm" svg:y="3.894cm">
          <text:p text:style-name="P4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3.81cm" svg:height="0.762cm" svg:x="7.904cm" svg:y="1.878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4.445cm" svg:height="0.762cm" svg:x="1.254cm" svg:y="2.143cm">
          <text:p text:style-name="P4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6" draw:layer="layout" svg:width="4.445cm" svg:height="0.762cm" svg:x="1.254cm" svg:y="21.454cm">
          <text:p text:style-name="P4"><text:span text:style-name="T2">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.05cm" svg:y="23.225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0.762cm" svg:x="1.304cm" svg:y="24.629cm">
          <text:p text:style-name="P4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8" draw:text-style-name="P8" draw:layer="layout" svg:x1="5.318cm" svg:y1="22.082cm" svg:x2="5.318cm" svg:y2="24.749cm">
          <text:p/>
        </draw:line>
        <draw:line draw:style-name="gr8" draw:text-style-name="P8" draw:layer="layout" svg:x1="5.318cm" svg:y1="19.08cm" svg:x2="5.318cm" svg:y2="21.701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6.9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8-12-13T17:08:09.745175916</meta:creation-date>
    <dc:date>2020-07-01T11:56:38.500000000</dc:date>
    <meta:editing-duration>PT1H3M57S</meta:editing-duration>
    <meta:editing-cycles>24</meta:editing-cycles>
    <meta:generator>LibreOffice/6.4.4.2$Windows_X86_64 LibreOffice_project/3d775be2011f3886db32dfd395a6a6d1ca2630ff</meta:generator>
    <meta:document-statistic meta:object-count="30"/>
  </office:meta>
</office:document-meta>
</file>